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zardExtensionTag.doStar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WizardExtensionTag.setOutcome( String outc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ExtensionTag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ExtensionTag.setAllowJumpForward( String allowJumpForwa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Extension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izardExtension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izardExtensionTag.setController( String control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